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32">
            <text:p>2432</text:p>
          </table:table-cell>
          <table:table-cell table:style-name="ce22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5">
            <text:p>1165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27">
            <text:p>1027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921">
            <text:p>16921</text:p>
          </table:table-cell>
          <table:table-cell table:style-name="ce22" office:value-type="float" office:value="2827">
            <text:p>28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11">
            <text:p>1811</text:p>
          </table:table-cell>
          <table:table-cell table:style-name="ce22" office:value-type="float" office:value="770">
            <text:p>77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152">
            <text:p>9152</text:p>
          </table:table-cell>
          <table:table-cell table:style-name="ce22" office:value-type="float" office:value="2582">
            <text:p>25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9">
            <text:p>1489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4">
            <text:p>1574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11">
            <text:p>1911</text:p>
          </table:table-cell>
          <table:table-cell table:style-name="ce22" office:value-type="float" office:value="926">
            <text:p>9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5">
            <text:p>1125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32">
            <text:p>133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374">
            <text:p>11374</text:p>
          </table:table-cell>
          <table:table-cell table:style-name="ce22" office:value-type="float" office:value="1591">
            <text:p>159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74">
            <text:p>1674</text:p>
          </table:table-cell>
          <table:table-cell table:style-name="ce22" office:value-type="float" office:value="339">
            <text:p>33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98">
            <text:p>4498</text:p>
          </table:table-cell>
          <table:table-cell table:style-name="ce22" office:value-type="float" office:value="2896">
            <text:p>2896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492">
            <text:p>249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3891">
            <text:p>3891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46">
            <text:p>1646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536">
            <text:p>4536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25">
            <text:p>1125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698">
            <text:p>1698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61">
            <text:p>116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51874">
            <text:p>51874</text:p>
          </table:table-cell>
          <table:table-cell table:style-name="ce22" office:value-type="float" office:value="10391">
            <text:p>103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25">
            <text:p>612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22">
            <text:p>1822</text:p>
          </table:table-cell>
          <table:table-cell table:style-name="ce22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5">
            <text:p>11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9">
            <text:p>11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3">
            <text:p>161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041">
            <text:p>16041</text:p>
          </table:table-cell>
          <table:table-cell table:style-name="ce22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208">
            <text:p>11208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46">
            <text:p>2346</text:p>
          </table:table-cell>
          <table:table-cell table:style-name="ce22" office:value-type="float" office:value="1032">
            <text:p>10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82">
            <text:p>228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08">
            <text:p>2408</text:p>
          </table:table-cell>
          <table:table-cell table:style-name="ce22" office:value-type="float" office:value="433">
            <text:p>43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50">
            <text:p>365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74">
            <text:p>117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990">
            <text:p>299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69">
            <text:p>186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18">
            <text:p>141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390">
            <text:p>33390</text:p>
          </table:table-cell>
          <table:table-cell table:style-name="ce22" office:value-type="float" office:value="2868">
            <text:p>286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94">
            <text:p>2294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26">
            <text:p>6326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056">
            <text:p>305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5162">
            <text:p>5162</text:p>
          </table:table-cell>
          <table:table-cell table:style-name="ce22" office:value-type="float" office:value="1399">
            <text:p>1399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62">
            <text:p>216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19">
            <text:p>111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548">
            <text:p>4548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313">
            <text:p>131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33">
            <text:p>123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7">
            <text:p>144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905">
            <text:p>2905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51">
            <text:p>165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576">
            <text:p>157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3787">
            <text:p>73787</text:p>
          </table:table-cell>
          <table:table-cell table:style-name="ce22" office:value-type="float" office:value="8544">
            <text:p>85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258">
            <text:p>2258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780">
            <text:p>4780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73">
            <text:p>1373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52">
            <text:p>115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824">
            <text:p>10824</text:p>
          </table:table-cell>
          <table:table-cell table:style-name="ce22" office:value-type="float" office:value="4912">
            <text:p>491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5548">
            <text:p>5548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956">
            <text:p>195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36">
            <text:p>213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018">
            <text:p>2018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953">
            <text:p>195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9053">
            <text:p>9053</text:p>
          </table:table-cell>
          <table:table-cell table:style-name="ce22" office:value-type="float" office:value="2316">
            <text:p>2316</text:p>
          </table:table-cell>
          <table:table-cell table:style-name="ce22" office:value-type="float" office:value="2512">
            <text:p>2512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545">
            <text:p>1545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34">
            <text:p>14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81">
            <text:p>3081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73">
            <text:p>307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9084">
            <text:p>9084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1851">
            <text:p>185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46">
            <text:p>3446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21">
            <text:p>172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592">
            <text:p>159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88">
            <text:p>2588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4603">
            <text:p>4603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812">
            <text:p>281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921">
            <text:p>92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25661">
            <text:p>125661</text:p>
          </table:table-cell>
          <table:table-cell table:style-name="ce22" office:value-type="float" office:value="18935">
            <text:p>1893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lifton Forg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08">
            <text:p>1808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888">
            <text:p>2888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4403">
            <text:p>14403</text:p>
          </table:table-cell>
          <table:table-cell table:style-name="ce22" office:value-type="float" office:value="2055">
            <text:p>205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33">
            <text:p>933</text:p>
          </table:table-cell>
          <table:table-cell table:style-name="ce22" office:value-type="float" office:value="338">
            <text:p>33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06">
            <text:p>1106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6739">
            <text:p>6739</text:p>
          </table:table-cell>
          <table:table-cell table:style-name="ce22" office:value-type="float" office:value="2073">
            <text:p>207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94">
            <text:p>29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5">
            <text:p>107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520">
            <text:p>52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56">
            <text:p>135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24">
            <text:p>1724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544">
            <text:p>10544</text:p>
          </table:table-cell>
          <table:table-cell table:style-name="ce22" office:value-type="float" office:value="1035">
            <text:p>10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35">
            <text:p>1235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02">
            <text:p>1202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789">
            <text:p>2789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331">
            <text:p>4331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3392">
            <text:p>3392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178">
            <text:p>317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19">
            <text:p>4019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044">
            <text:p>7044</text:p>
          </table:table-cell>
          <table:table-cell table:style-name="ce22" office:value-type="float" office:value="1889">
            <text:p>1889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42529">
            <text:p>42529</text:p>
          </table:table-cell>
          <table:table-cell table:style-name="ce22" office:value-type="float" office:value="7397">
            <text:p>739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75">
            <text:p>28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13">
            <text:p>151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00">
            <text:p>3000</text:p>
          </table:table-cell>
          <table:table-cell table:style-name="ce22" office:value-type="float" office:value="611">
            <text:p>6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0">
            <text:p>249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424">
            <text:p>8424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61">
            <text:p>20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83">
            <text:p>368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95">
            <text:p>13895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56">
            <text:p>165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093">
            <text:p>5093</text:p>
          </table:table-cell>
          <table:table-cell table:style-name="ce22" office:value-type="float" office:value="823">
            <text:p>8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2">
            <text:p>80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10">
            <text:p>4410</text:p>
          </table:table-cell>
          <table:table-cell table:style-name="ce22" office:value-type="float" office:value="581">
            <text:p>58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7">
            <text:p>117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52">
            <text:p>295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53">
            <text:p>165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6812">
            <text:p>6812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62">
            <text:p>266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64">
            <text:p>686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149">
            <text:p>10149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2993">
            <text:p>42993</text:p>
          </table:table-cell>
          <table:table-cell table:style-name="ce22" office:value-type="float" office:value="4067">
            <text:p>40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61">
            <text:p>236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69">
            <text:p>2769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739">
            <text:p>373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36">
            <text:p>163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319">
            <text:p>4319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37">
            <text:p>3637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422">
            <text:p>142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388">
            <text:p>2388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14090">
            <text:p>14090</text:p>
          </table:table-cell>
          <table:table-cell table:style-name="ce22" office:value-type="float" office:value="1812">
            <text:p>1812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130">
            <text:p>413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41">
            <text:p>7641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9275">
            <text:p>19275</text:p>
          </table:table-cell>
          <table:table-cell table:style-name="ce22" office:value-type="float" office:value="2597">
            <text:p>2597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07">
            <text:p>180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81418">
            <text:p>81418</text:p>
          </table:table-cell>
          <table:table-cell table:style-name="ce22" office:value-type="float" office:value="8586">
            <text:p>85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63">
            <text:p>3563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85">
            <text:p>148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112">
            <text:p>4112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19">
            <text:p>1919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53">
            <text:p>2453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108">
            <text:p>7108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255">
            <text:p>125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644">
            <text:p>5644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843">
            <text:p>184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6719">
            <text:p>6719</text:p>
          </table:table-cell>
          <table:table-cell table:style-name="ce22" office:value-type="float" office:value="2178">
            <text:p>2178</text:p>
          </table:table-cell>
          <table:table-cell table:style-name="ce22" office:value-type="float" office:value="17482">
            <text:p>17482</text:p>
          </table:table-cell>
          <table:table-cell table:style-name="ce22" office:value-type="float" office:value="2102">
            <text:p>2102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375">
            <text:p>137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308">
            <text:p>7308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60">
            <text:p>11660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355">
            <text:p>235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6319">
            <text:p>26319</text:p>
          </table:table-cell>
          <table:table-cell table:style-name="ce22" office:value-type="float" office:value="4486">
            <text:p>4486</text:p>
          </table:table-cell>
          <table:table-cell table:style-name="ce22" office:value-type="float" office:value="1665">
            <text:p>1665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484">
            <text:p>2484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23947">
            <text:p>123947</text:p>
          </table:table-cell>
          <table:table-cell table:style-name="ce22" office:value-type="float" office:value="15983">
            <text:p>1598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7">
            <text:p>1197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9">
            <text:p>4279</text:p>
          </table:table-cell>
          <table:table-cell table:style-name="ce22" office:value-type="float" office:value="559">
            <text:p>55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456">
            <text:p>31456</text:p>
          </table:table-cell>
          <table:table-cell table:style-name="ce22" office:value-type="float" office:value="4883">
            <text:p>488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54">
            <text:p>2754</text:p>
          </table:table-cell>
          <table:table-cell table:style-name="ce22" office:value-type="float" office:value="1113">
            <text:p>11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031">
            <text:p>16031</text:p>
          </table:table-cell>
          <table:table-cell table:style-name="ce22" office:value-type="float" office:value="4664">
            <text:p>46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512">
            <text:p>5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51">
            <text:p>2651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54">
            <text:p>2654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2">
            <text:p>1322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84">
            <text:p>3184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407">
            <text:p>22407</text:p>
          </table:table-cell>
          <table:table-cell table:style-name="ce22" office:value-type="float" office:value="2645">
            <text:p>26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74">
            <text:p>2974</text:p>
          </table:table-cell>
          <table:table-cell table:style-name="ce22" office:value-type="float" office:value="588">
            <text:p>58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19">
            <text:p>111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5522">
            <text:p>95522</text:p>
          </table:table-cell>
          <table:table-cell table:style-name="ce22" office:value-type="float" office:value="17843">
            <text:p>178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03">
            <text:p>900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243">
            <text:p>224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22">
            <text:p>4922</text:p>
          </table:table-cell>
          <table:table-cell table:style-name="ce22" office:value-type="float" office:value="1346">
            <text:p>134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69">
            <text:p>24969</text:p>
          </table:table-cell>
          <table:table-cell table:style-name="ce22" office:value-type="float" office:value="333">
            <text:p>33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697">
            <text:p>25697</text:p>
          </table:table-cell>
          <table:table-cell table:style-name="ce22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55">
            <text:p>165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096">
            <text:p>2096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9535">
            <text:p>9535</text:p>
          </table:table-cell>
          <table:table-cell table:style-name="ce22" office:value-type="float" office:value="1962">
            <text:p>19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84">
            <text:p>308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41">
            <text:p>6941</text:p>
          </table:table-cell>
          <table:table-cell table:style-name="ce22" office:value-type="float" office:value="1014">
            <text:p>10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7045">
            <text:p>77045</text:p>
          </table:table-cell>
          <table:table-cell table:style-name="ce22" office:value-type="float" office:value="6940">
            <text:p>69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77">
            <text:p>197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114">
            <text:p>211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4091">
            <text:p>409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59296">
            <text:p>159296</text:p>
          </table:table-cell>
          <table:table-cell table:style-name="ce22" office:value-type="float" office:value="17253">
            <text:p>172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94">
            <text:p>269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516">
            <text:p>251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210">
            <text:p>521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54818">
            <text:p>254818</text:p>
          </table:table-cell>
          <table:table-cell table:style-name="ce22" office:value-type="float" office:value="35096">
            <text:p>3509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